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Text_20_body">
      <style:text-properties style:font-name="Arial" fo:font-size="6pt" style:font-size-asian="6pt" style:font-size-complex="6pt"/>
    </style:style>
    <style:style style:name="P52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fo:language="en" fo:country="none"/>
    </style:style>
    <style:style style:name="T34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5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6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9" style:family="text">
      <style:text-properties fo:letter-spacing="0.0138in" style:text-underline-style="none" fo:font-weight="bold" style:font-weight-asian="bold"/>
    </style:style>
    <style:style style:name="T40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6">CALIBRATION CERTIFICATE</text:p>
      <text:p text:style-name="P21"/>
      <text:p text:style-name="P45"><text:span text:style-name="T5">Type:</text:span><text:span text:style-name="T6"> </text:span><text:span text:style-name="T8">Personal dosimeter</text:span><text:span text:style-name="T7"> AT3509A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S/n: <text:span text:style-name="T28"><text:s/></text:span><text:span text:style-name="T20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µ</text:span><text:span text:style-name="T13">Sv/h – 1.0 Sv/h</text:span></text:p>
      <text:p text:style-name="P10"/>
      <text:p text:style-name="P7">Measurement error:</text:p>
      <text:p text:style-name="P5"><text:span text:style-name="T37">0.1 </text:span><text:span text:style-name="T38">µ</text:span><text:span text:style-name="T37">Sv/h – 0.99 </text:span><text:span text:style-name="T38">µ</text:span><text:span text:style-name="T37">Sv/h – </text:span><text:span text:style-name="T34">±</text:span><text:span text:style-name="T36">30</text:span><text:span text:style-name="T35">%</text:span><text:span text:style-name="T39">, </text:span></text:p>
      <text:p text:style-name="P5"><text:span text:style-name="T37">1 </text:span><text:span text:style-name="T38">µ</text:span><text:span text:style-name="T37">Sv/h – 1 Sv/h – </text:span><text:span text:style-name="T34">±</text:span><text:span text:style-name="T36">15</text:span><text:span text:style-name="T35">%</text:span></text:p>
      <text:p text:style-name="P5"/>
      <text:p text:style-name="P7">Operating conditions: </text:p>
      <text:p text:style-name="P53"><text:span text:style-name="T16">- Air temperature<text:tab/></text:span><text:span text:style-name="T27"><text:tab/><text:tab/><text:tab/>+</text:span><text:span text:style-name="T16">$temp</text:span><text:span text:style-name="T27"> °</text:span><text:span text:style-name="T16">C</text:span></text:p>
      <text:p text:style-name="P54">- Atmospheric pressure<text:tab/><text:tab/><text:tab/>98,5 kPa</text:p>
      <text:p text:style-name="P54">- Relative humidity<text:tab/><text:tab/><text:tab/><text:tab/>$vlag %</text:p>
      <text:p text:style-name="P55">- Gamma radiation background<text:tab/><text:tab/>$bground <text:s/>nSv/h</text:p>
      <text:p text:style-name="Standard"><text:span text:style-name="Знак_20_примечания"/></text:p>
      <text:p text:style-name="P47"><text:span text:style-name="Знак_20_примечания"><text:span text:style-name="T32">$facility_13+11eng;</text:span></text:span></text:p>
      <text:p text:style-name="P47"><text:span text:style-name="Знак_20_примечания"><text:span text:style-name="T32"/></text:span></text:p>
      <text:p text:style-name="P22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16">AT3509A </text:span><text:span text:style-name="T10">(</text:span><text:span text:style-name="T40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26">Ḣ</text:span><text:span text:style-name="T25">p</text:span><text:span text:style-name="T23">i</text:span><text:span text:style-name="T29">(10)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8">Dose rate measurement</text:p>
            <text:p text:style-name="P32"><text:span text:style-name="T10">at check point</text:span>,</text:p>
            <text:p text:style-name="P32"><text:span text:style-name="T11">Ḣ</text:span><text:span text:style-name="T23">pi</text:span><text:span text:style-name="T29">(10)</text:span></text:p>
          </table:table-cell>
          <table:table-cell table:style-name="t1.B2" office:value-type="string">
            <text:p text:style-name="P28"><text:span text:style-name="T10">Average value</text:span>, </text:p>
            <text:p text:style-name="P29"><text:span text:style-name="T30">Ḣ</text:span><text:span text:style-name="T23">pi</text:span><text:span text:style-name="T29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18"><text:span text:style-name="T33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30">---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9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4"><text:span text:style-name="T2">AT3509A </text:span><text:span text:style-name="T10">(</text:span><text:span text:style-name="T40">γ</text:span><text:span text:style-name="T10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Actual dose value</text:span><text:span text:style-name="T1">,</text:span>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5">.</text:span><text:span text:style-name="T31">-</text:span><text:span text:style-name="T11">H</text:span><text:span text:style-name="T23">pi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</text:p>
          </table:table-cell>
          <table:table-cell table:style-name="s1.B4" office:value-type="string">
            <text:p text:style-name="P13">##1-<text:span text:style-name="T10">dn_</text:span><text:span text:style-name="T18">3</text:span></text:p>
          </table:table-cell>
          <table:table-cell table:style-name="s1.B4" office:value-type="string">
            <text:p text:style-name="P20"><text:s text:c="2"/>##1-<text:span text:style-name="T10">dd_</text:span><text:span text:style-name="T18">3</text:span> <text:s/></text:p>
            <text:p text:style-name="P17">360s</text:p>
          </table:table-cell>
          <table:table-cell table:style-name="s1.B4" office:value-type="string">
            <text:p text:style-name="P13">##1-d_dev_<text:span text:style-name="T18">3</text:span></text:p>
          </table:table-cell>
          <table:table-cell table:style-name="s1.B4" office:value-type="string">
            <text:p text:style-name="P13">##1-dose_<text:span text:style-name="T18">3</text:span></text:p>
          </table:table-cell>
          <table:table-cell table:style-name="s1.B4" office:value-type="string">
            <text:p text:style-name="P13">##1-d_res_<text:span text:style-name="T18">3</text:span></text:p>
          </table:table-cell>
          <table:table-cell table:style-name="s1.B4" office:value-type="string">
            <text:p text:style-name="P13">##1-o_pog_<text:span text:style-name="T18">3</text:span></text:p>
          </table:table-cell>
          <table:table-cell table:style-name="s1.B4" office:value-type="string">
            <text:p text:style-name="P13">##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</text:p>
          </table:table-cell>
          <table:table-cell table:style-name="s1.B5" office:value-type="string">
            <text:p text:style-name="P13">##1-<text:span text:style-name="T10">dn</text:span></text:p>
          </table:table-cell>
          <table:table-cell table:style-name="s1.B5" office:value-type="string">
            <text:p text:style-name="P20"><text:s text:c="2"/>##1-<text:span text:style-name="T10">dd</text:span> <text:s/></text:p>
            <text:p text:style-name="P17">180s</text:p>
          </table:table-cell>
          <table:table-cell table:style-name="s1.B5" office:value-type="string">
            <text:p text:style-name="P13">##1-d_dev</text:p>
          </table:table-cell>
          <table:table-cell table:style-name="s1.B5" office:value-type="string">
            <text:p text:style-name="P13">##1-dose</text:p>
          </table:table-cell>
          <table:table-cell table:style-name="s1.B5" office:value-type="string">
            <text:p text:style-name="P13">##1-d_res</text:p>
          </table:table-cell>
          <table:table-cell table:style-name="s1.B5" office:value-type="string">
            <text:p text:style-name="P13">##1-o_pog</text:p>
          </table:table-cell>
          <table:table-cell table:style-name="s1.B5" office:value-type="string">
            <text:p text:style-name="P13">##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ext:p text:style-name="P5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Calibrated by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0">(signature)</text:p>
          </table:table-cell>
        </table:table-row>
        <table:table-row>
          <table:table-cell table:style-name="Таблица1.A1" office:value-type="string">
            <text:p text:style-name="P41">Technical control: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0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4:32.66</dc:date>
    <meta:editing-duration>P3DT9H9M1S</meta:editing-duration>
    <meta:editing-cycles>428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253" meta:character-count="1701"/>
  </office:meta>
</office:document-meta>
</file>